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508" officeooo:paragraph-rsid="0011f508"/>
    </style:style>
    <style:style style:name="P2" style:family="paragraph" style:parent-style-name="Standard">
      <style:text-properties officeooo:rsid="00134638" officeooo:paragraph-rsid="001346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Biographical Statement</text:span>: Sanele Lionel Khanyile from UKZN-Pietermaritzburg joined NASSP in 2016 under the Post Graduate Bridging Program (UCT). He is now enrolled in the NASSP Honours Program at the UKZN node. His current research project is Interpolation of Surface Impendance for GIC Calculation under the supervision of Dr Pierre Cilliers from SANSA and co-supervision of Dr Zolile Mtumela from UKZN.</text:p>
      <text:p text:style-name="P1"/>
      <text:p text:style-name="P1">Email Address: <text:a xlink:type="simple" xlink:href="mailto:sanelelionelkhanyile@yahoo.com" text:style-name="Internet_20_link" text:visited-style-name="Visited_20_Internet_20_Link">sanelelionelkhanyile@yahoo.com</text:a></text:p>
      <text:p text:style-name="P1">phone no: 0731264570</text:p>
      <text:p text:style-name="P1"><text:s/></text:p>
      <text:p text:style-name="P1"/>
      <text:p text:style-name="P2">willing to learn more programming skills in the computational physics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50:07.905534026</meta:creation-date>
    <dc:date>2017-04-28T15:55:12.194934097</dc:date>
    <meta:editing-duration>PT5M5S</meta:editing-duration>
    <meta:editing-cycles>2</meta:editing-cycles>
    <meta:generator>LibreOffice/5.1.6.2$Linux_X86_64 LibreOffice_project/10m0$Build-2</meta:generator>
    <meta:document-statistic meta:table-count="0" meta:image-count="0" meta:object-count="0" meta:page-count="1" meta:paragraph-count="5" meta:word-count="77" meta:character-count="545" meta:non-whitespace-character-count="471"/>
  </office:meta>
</office:document-meta>
</file>